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angal1" svg:font-family="Mangal"/>
    <style:font-face style:name="Open Sans" svg:font-family="'Open Sans', Arial, sans-serif"/>
    <style:font-face style:name="arial" svg:font-family="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1" fo:font-size="12pt" fo:letter-spacing="normal" fo:font-style="normal" fo:font-weight="normal" officeooo:rsid="00105f5d" officeooo:paragraph-rsid="00002ae4" style:font-size-asian="12pt" style:font-size-complex="12pt"/>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1" fo:font-size="12pt" fo:letter-spacing="normal" fo:font-style="normal" fo:font-weight="bold" officeooo:rsid="00002ae4" officeooo:paragraph-rsid="00002ae4" style:font-size-asian="12pt" style:font-weight-asian="bold" style:font-size-complex="12pt" style:font-weight-complex="bold"/>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1" fo:font-size="12pt" fo:letter-spacing="normal" fo:font-style="normal" fo:font-weight="bold" officeooo:rsid="00016ca6" officeooo:paragraph-rsid="00016ca6" style:font-size-asian="12pt" style:font-weight-asian="bold" style:font-size-complex="12pt" style:font-weight-complex="bold"/>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002ae4"/>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1" fo:font-size="12pt" officeooo:paragraph-rsid="0009bcec" style:font-size-asian="12pt" style:font-size-complex="12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1" fo:font-size="12pt" officeooo:paragraph-rsid="00002ae4" style:font-size-asian="12pt" style:font-size-complex="12pt"/>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1" fo:font-size="12pt" officeooo:rsid="0015d2f6" officeooo:paragraph-rsid="0015d2f6" style:font-size-asian="12pt" style:font-size-complex="12pt"/>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8pt" fo:letter-spacing="normal" fo:font-style="normal" fo:font-weight="normal" style:font-size-asian="18pt" style:font-size-complex="18pt"/>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8pt" fo:letter-spacing="normal" fo:font-style="normal" fo:font-weight="normal" officeooo:paragraph-rsid="00139454" style:font-size-asian="18pt" style:font-size-complex="18pt"/>
    </style:style>
    <style:style style:name="P1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8pt" style:font-size-complex="18pt"/>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officeooo:paragraph-rsid="0015d2f6" style:font-size-asian="12pt" style:font-size-complex="12pt"/>
    </style:style>
    <style:style style:name="P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Arial1" fo:font-size="20pt" fo:letter-spacing="normal" fo:font-style="normal" fo:font-weight="bold" officeooo:rsid="0019dec3" officeooo:paragraph-rsid="0019dec3" style:font-size-asian="20pt" style:font-weight-asian="bold" style:font-size-complex="20pt" style:font-weight-complex="bold"/>
    </style:style>
    <style:style style:name="P15"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16"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officeooo:paragraph-rsid="001ac1dc"/>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1" fo:font-size="12pt" officeooo:paragraph-rsid="0015d2f6" style:font-size-asian="12pt" style:font-size-complex="12pt"/>
    </style:style>
    <style:style style:name="T1" style:family="text">
      <style:text-properties officeooo:rsid="00002ae4"/>
    </style:style>
    <style:style style:name="T2" style:family="text">
      <style:text-properties officeooo:rsid="00016ca6"/>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a52a2a" style:font-name="Open Sans" fo:font-size="10.5pt" fo:letter-spacing="normal" fo:font-style="normal" fo:font-weight="bold" loext:padding="0cm" loext:border="none"/>
    </style:style>
    <style:style style:name="T5" style:family="text">
      <style:text-properties fo:font-variant="normal" fo:text-transform="none" fo:color="#666666" style:font-name="Open Sans" fo:font-size="10.5pt" fo:letter-spacing="normal" fo:font-style="normal" fo:font-weight="bold"/>
    </style:style>
    <style:style style:name="T6" style:family="text">
      <style:text-properties fo:font-variant="normal" fo:text-transform="none" fo:color="#000000" style:font-name="Arial" fo:font-size="12pt" fo:letter-spacing="normal" fo:font-style="normal" fo:font-weight="normal"/>
    </style:style>
    <style:style style:name="T7" style:family="text">
      <style:text-properties fo:font-variant="normal" fo:text-transform="none" fo:color="#000000" style:font-name="Arial" fo:font-size="12pt" fo:letter-spacing="normal" fo:font-style="normal" fo:font-weight="normal" loext:padding="0cm" loext:border="none"/>
    </style:style>
    <style:style style:name="T8" style:family="text">
      <style:text-properties fo:font-variant="normal" fo:text-transform="none" fo:color="#000000" style:font-name="Arial" fo:font-size="12pt" fo:letter-spacing="normal" fo:font-style="normal" fo:font-weight="normal" officeooo:rsid="001ac1dc"/>
    </style:style>
    <style:style style:name="T9" style:family="text">
      <style:text-properties fo:font-variant="normal" fo:text-transform="none" fo:color="#000000" style:font-name="Arial" fo:letter-spacing="normal" fo:font-style="normal" fo:font-weight="normal"/>
    </style:style>
    <style:style style:name="T10" style:family="text">
      <style:text-properties fo:font-variant="normal" fo:text-transform="none" fo:color="#000000" style:font-name="Arial" fo:letter-spacing="normal" fo:font-style="normal" fo:font-weight="normal" loext:padding="0cm" loext:border="none"/>
    </style:style>
    <style:style style:name="T11" style:family="text">
      <style:text-properties officeooo:rsid="0002822b"/>
    </style:style>
    <style:style style:name="T12" style:family="text">
      <style:text-properties officeooo:rsid="00139454"/>
    </style:style>
    <style:style style:name="T13" style:family="text">
      <style:text-properties officeooo:rsid="0015d2f6"/>
    </style:style>
    <style:style style:name="T14" style:family="text">
      <style:text-properties style:font-name="Arial1" fo:font-size="12pt" officeooo:rsid="0015d2f6" style:font-size-asian="12pt" style:font-size-complex="12pt"/>
    </style:style>
    <style:style style:name="T15" style:family="text">
      <style:text-properties loext:padding="0cm" loext:border="none"/>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DOPTION</text:p>
      <text:p text:style-name="P1"/>
      <text:p text:style-name="P1">Here are a list of sample questions we will be discussing in class today <text:span text:style-name="T11">and vocabulary you can try to use in your answers or discussion</text:span>. Please review the general topics and be prepared to talk about <text:span text:style-name="T1">your thoughts on adoption and other alternatives to giving birth. I will be calling students who raise their hands in class so please have at least a general idea of what you would like to say about any of these questions so we can practice our conversation skills. </text:span></text:p>
      <text:p text:style-name="P1"/>
      <text:p text:style-name="P4">QUESTIONS:</text:p>
      <text:p text:style-name="P5"/>
      <text:list xml:id="list2464144482" text:style-name="L1">
        <text:list-item>
          <text:p text:style-name="P12">What is adoption?</text:p>
        </text:list-item>
        <text:list-item text:style-override="L2">
          <text:p text:style-name="P11">Do you know anyone who was adopted as a child?</text:p>
        </text:list-item>
        <text:list-item text:style-override="L2">
          <text:p text:style-name="P11">Do you know anyone who has adopted a child?</text:p>
        </text:list-item>
        <text:list-item text:style-override="L2">
          <text:p text:style-name="P11">What are some of the reasons people choose to adopt?</text:p>
        </text:list-item>
        <text:list-item text:style-override="L2">
          <text:p text:style-name="P11">What are the views of adoption in your country?</text:p>
        </text:list-item>
        <text:list-item text:style-override="L2">
          <text:p text:style-name="P11">How would someone interested in adopting a child go about doing so?</text:p>
        </text:list-item>
        <text:list-item text:style-override="L2">
          <text:p text:style-name="P11">Where do children available for adoption come from?</text:p>
        </text:list-item>
        <text:list-item text:style-override="L2">
          <text:p text:style-name="P11">What happens to children that are not adopted?</text:p>
        </text:list-item>
        <text:list-item text:style-override="L2">
          <text:p text:style-name="P11">How do you go about adopting a child?</text:p>
        </text:list-item>
        <text:list-item text:style-override="L2">
          <text:p text:style-name="P11">Would you want to adopt a boy or a girl? Why?</text:p>
        </text:list-item>
        <text:list-item text:style-override="L2">
          <text:p text:style-name="P11">Are adoptions common in your country?</text:p>
        </text:list-item>
        <text:list-item text:style-override="L2">
          <text:p text:style-name="P11">What are some organizations that help with adoptions?</text:p>
        </text:list-item>
        <text:list-item text:style-override="L2">
          <text:p text:style-name="P11">Should you tell the child that he or she was adopted? If so at what age? Or when?</text:p>
        </text:list-item>
        <text:list-item text:style-override="L2">
          <text:p text:style-name="P11">Should adopted children have the right to know their biological parents?</text:p>
        </text:list-item>
        <text:list-item text:style-override="L2">
          <text:p text:style-name="P11">Should families with birth children also adopt?</text:p>
        </text:list-item>
        <text:list-item text:style-override="L2">
          <text:p text:style-name="P11">Is the real parent the birth parent or the adoptive parent?</text:p>
        </text:list-item>
        <text:list-item text:style-override="L2">
          <text:p text:style-name="P11">Should adoptions be between children and families of the same race and or culture?</text:p>
        </text:list-item>
        <text:list-item text:style-override="L2">
          <text:p text:style-name="P11">How or should the adoptive parents maintain the adopted child's cultural identify?</text:p>
        </text:list-item>
        <text:list-item text:style-override="L2">
          <text:p text:style-name="P11">In your country are the legal rights of an adoptive child different from that of a birth child?</text:p>
        </text:list-item>
        <text:list-item text:style-override="L2">
          <text:p text:style-name="P11">What are the legal consequences of adopting a child from a different race or country?</text:p>
        </text:list-item>
        <text:list-item text:style-override="L2">
          <text:p text:style-name="P11">Why don't more people adopt children?</text:p>
        </text:list-item>
        <text:list-item text:style-override="L2">
          <text:p text:style-name="P11">What makes a family, genetics or environment?</text:p>
        </text:list-item>
        <text:list-item text:style-override="L2">
          <text:p text:style-name="P11">Do you support an open adoption policy where the birth parents can choose to be involved in the child's life?</text:p>
        </text:list-item>
        <text:list-item text:style-override="L2">
          <text:p text:style-name="P11">Do you believe there is discrimination within the adoption organizations?</text:p>
        </text:list-item>
        <text:list-item text:style-override="L2">
          <text:p text:style-name="P11">Do you think a person should be able to adopt a child of a different race?</text:p>
        </text:list-item>
        <text:list-item text:style-override="L2">
          <text:p text:style-name="P11">Should a gay or lesbian couple be allowed to adopt a child?</text:p>
        </text:list-item>
        <text:list-item text:style-override="L2">
          <text:p text:style-name="P11">Should there be an age restriction for the adoptive parents?</text:p>
        </text:list-item>
        <text:list-item text:style-override="L2">
          <text:p text:style-name="P11">Should a single man or woman be able to adopt a child?</text:p>
        </text:list-item>
        <text:list-item text:style-override="L2">
          <text:p text:style-name="P11">If you were to find out that you were adopted and not really from the country where you are a citizen, which nationality would you hope would be your true mother country? Why?</text:p>
        </text:list-item>
        <text:list-item text:style-override="L2">
          <text:p text:style-name="P11"><text:soft-page-break/>When is the right time for a child to be told that he/she was adopted?</text:p>
        </text:list-item>
        <text:list-item text:style-override="L2">
          <text:p text:style-name="P11">Do you think it is preferable to adopt or to use artificial reproduction technology?</text:p>
        </text:list-item>
        <text:list-item text:style-override="L2">
          <text:p text:style-name="P11">Would you want to find your birth family? Why or why not?</text:p>
        </text:list-item>
        <text:list-item text:style-override="L2">
          <text:p text:style-name="P11">Should prospective parents in adoption cases be required to do a parenting course?</text:p>
        </text:list-item>
        <text:list-item text:style-override="L2">
          <text:p text:style-name="P11">Are there any risks when adopting a child?</text:p>
        </text:list-item>
        <text:list-item text:style-override="L2">
          <text:p text:style-name="P11">Do you think biological parents should always have a right to keep their identity secret from the children they give up for adoption? Why or why not?</text:p>
        </text:list-item>
        <text:list-item text:style-override="L2">
          <text:p text:style-name="P11">Do you think people who have been adopted should always have the right to find out who their birth-parents are?</text:p>
        </text:list-item>
        <text:list-item text:style-override="L2">
          <text:p text:style-name="P11">How would you feel if a child you had adopted wanted to search for his or her birth parents?</text:p>
        </text:list-item>
        <text:list-item text:style-override="L2">
          <text:p text:style-name="P11">Do you think that adopted children should feel especially loved and wanted?</text:p>
        </text:list-item>
        <text:list-item text:style-override="L2">
          <text:p text:style-name="P11">Should people be allowed to adopt children of a different race and/or culture?</text:p>
          <text:list text:style-name="L2">
            <text:list-item>
              <text:p text:style-name="P11">What are some good points and bad points of this kind of adoption?</text:p>
            </text:list-item>
          </text:list>
        </text:list-item>
        <text:list-item text:style-override="L2">
          <text:p text:style-name="P11">How would you feel if you found out you were adopted?</text:p>
          <text:list text:style-name="L2">
            <text:list-item>
              <text:p text:style-name="P11">What would you do?</text:p>
            </text:list-item>
          </text:list>
        </text:list-item>
        <text:list-item text:style-override="L2">
          <text:p text:style-name="P11">Do you it is preferable to adopt or to use artificial reproduction technology?</text:p>
        </text:list-item>
        <text:list-item text:style-override="L2">
          <text:p text:style-name="P11">If you had a choice, would you want to be adopted?</text:p>
        </text:list-item>
        <text:list-item text:style-override="L2">
          <text:p text:style-name="P11">Should people be allowed to adopt children of a different race and/or culture? What are some good points and bad points of this kind of adoption?</text:p>
        </text:list-item>
        <text:list-item text:style-override="L2">
          <text:p text:style-name="P11">How would you feel if you found out you were adopted? What would you do?</text:p>
        </text:list-item>
        <text:list-item>
          <text:p text:style-name="P9"/>
        </text:list-item>
      </text:list>
      <text:p text:style-name="P2"/>
      <text:p text:style-name="P3">VOCAB <text:span text:style-name="T2">&amp; TERMS</text:span>:</text:p>
      <text:p text:style-name="P7"/>
      <text:p text:style-name="P17"><text:span text:style-name="Strong_20_Emphasis"><text:span text:style-name="T10">ADOPTION:</text:span></text:span><text:span text:style-name="T9"> “to take into one’s family through legal means and raise as one’s own child” — American Heritage Dictionary. Adoption is process that gives a child a chance at life and love that was no available before. Adoption is a very special way of building permanent families.</text:span></text:p>
      <text:p text:style-name="P17"><text:span text:style-name="T9"/></text:p>
      <text:p text:style-name="P15"><text:span text:style-name="Strong_20_Emphasis"><text:span text:style-name="T7">ATTACHMENT: </text:span></text:span><text:span text:style-name="T6">A psychological tie between two people, that allows them to have affection for and importance to each other. It becomes the basis for development of basic trust and shapes how the child will relate to the world, learn, and form relationships throughout life.</text:span></text:p>
      <text:p text:style-name="P15"><text:span text:style-name="T6"/></text:p>
      <text:p text:style-name="P15"><text:span text:style-name="Strong_20_Emphasis"><text:span text:style-name="T7">DESIGNATED or IDENTIFIED ADOPTION: </text:span></text:span><text:span text:style-name="T6">The birth parents and adoptive parents select one another w/out a </text:span><text:span text:style-name="T8">liaison</text:span><text:span text:style-name="T6"> such as an adoption agency or attorney. After identifying one another, they birth parent(s) and adopting parents then request an adoption agency or attorney to oversee the adoption process.</text:span></text:p>
      <text:p text:style-name="P15"><text:span text:style-name="T6"/></text:p>
      <text:p text:style-name="P16"><text:span text:style-name="Strong_20_Emphasis"><text:span text:style-name="T7">FOSTER CARE: </text:span></text:span><text:span text:style-name="T6">Temporary care for children by families and singles who are licensed by their county department of social services of private agencies.</text:span></text:p>
      <text:p text:style-name="P16"><text:span text:style-name="Strong_20_Emphasis"><text:span text:style-name="T7"/></text:span></text:p>
      <text:p text:style-name="P16"><text:soft-page-break/><text:span text:style-name="Strong_20_Emphasis"><text:span text:style-name="T7">INDEPENDENT OR PRIVATE ADOPTION: </text:span></text:span><text:span text:style-name="T6">When a birth parent places a child directly with the adopting parents, a private or independent adoption is said to occur. A private adoption is one arranged between the adoptive and birth parents without </text:span><text:span text:style-name="T8">the</text:span><text:span text:style-name="T6"> assistance of an agency.</text:span></text:p>
      <text:p text:style-name="P15"><text:span text:style-name="T6"/></text:p>
      <text:p text:style-name="P15"><text:span text:style-name="Strong_20_Emphasis"><text:span text:style-name="T7">LEGAL-RISK OR FOSTER ADOPT PROGRAM: </text:span></text:span><text:span text:style-name="T6">A family is reviewed and approved as adoptive parents and certified as county social services foster parents. This is with the understanding that the child who will be placed with you will be the one you are interested in adopting. The child is not yet legally available for adoption. If the </text:span><text:span text:style-name="T8">child</text:span><text:span text:style-name="T6"> becomes available for adoption, you will begin the legal process of adoption of that child.</text:span></text:p>
      <text:p text:style-name="P15"><text:span text:style-name="T6"/></text:p>
      <text:p text:style-name="P15"><text:span text:style-name="Strong_20_Emphasis"><text:span text:style-name="T7">LIFE BOOK: </text:span></text:span><text:span text:style-name="T6">Collection of photos, stories, etc. that tell the story of the life of a child. Helping a child assemble his book results in a better sense of self and identity for that child, including birth history (if known), adoption, information and family life.</text:span></text:p>
      <text:p text:style-name="P15"><text:span text:style-name="T6"/></text:p>
      <text:p text:style-name="P15"><text:span text:style-name="Strong_20_Emphasis"><text:span text:style-name="T7">OPEN ADOPTION: </text:span></text:span><text:span text:style-name="T6">The openness of an adoption refers to how much identifying information, such as names, addresses, work place, specific personal history, etc., is exchanged between adopting parents and birth parents. Semi-open and closed adoptions are varying degrees.</text:span></text:p>
      <text:p text:style-name="P15"><text:span text:style-name="T6"/></text:p>
      <text:p text:style-name="P15"><text:span text:style-name="Strong_20_Emphasis"><text:span text:style-name="T7">PLACEMENT: </text:span></text:span><text:span text:style-name="T6">The day your child is placed in your home as a member of your family; affectionately referred to as “gotcha day.”</text:span></text:p>
      <text:p text:style-name="P15"><text:span text:style-name="T6"/></text:p>
      <text:p text:style-name="P15"><text:span text:style-name="Strong_20_Emphasis"><text:span text:style-name="T7">POST-PLACEMENT: </text:span></text:span><text:span text:style-name="T6">The period of time between placement of the child in the adoptive home and finalization of the adoption in court.</text:span></text:p>
      <text:p text:style-name="P15"><text:span text:style-name="T6"/></text:p>
      <text:p text:style-name="P15"><text:span text:style-name="Strong_20_Emphasis"><text:span text:style-name="T7">RELINQUISHMENT: </text:span></text:span><text:span text:style-name="T6">When birth parents decide they are not able to parent a child and make a plan to transfer their legal parental rights to an adoptive family through an intermediary such as an adoption agency or lawyer and the court system.</text:span></text:p>
      <text:p text:style-name="P15"><text:span text:style-name="T6"/></text:p>
      <text:p text:style-name="P15"><text:span text:style-name="Strong_20_Emphasis"><text:span text:style-name="T7">SENDING COUNTRY: </text:span></text:span><text:span text:style-name="T6">In international adoption, this refers to the country from which a family adopts their child.</text:span></text:p>
      <text:p text:style-name="P15"><text:span text:style-name="T6"/></text:p>
      <text:p text:style-name="P15"><text:span text:style-name="Strong_20_Emphasis"><text:span text:style-name="T7">SPECIAL NEEDS OR WAITING CHILDREN: </text:span></text:span><text:span text:style-name="T6">These are the children who may be older, who may have experienced physical and/or sexual abuse, who may be from a minority ethnic group, who may be a member of a sibling group and/or have a developmental disabilit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Mangal1" svg:font-family="Mangal"/>
    <style:font-face style:name="Open Sans" svg:font-family="'Open Sans', Arial, sans-serif"/>
    <style:font-face style:name="arial" svg:font-family="arial,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07:25:39.626000000</meta:creation-date>
    <dc:date>2019-09-11T14:32:09.465000000</dc:date>
    <meta:editing-duration>PT1H57M7S</meta:editing-duration>
    <meta:editing-cycles>22</meta:editing-cycles>
    <meta:generator>LibreOffice/6.2.0.3$Windows_X86_64 LibreOffice_project/98c6a8a1c6c7b144ce3cc729e34964b47ce25d62</meta:generator>
    <meta:document-statistic meta:table-count="0" meta:image-count="0" meta:object-count="0" meta:page-count="3" meta:paragraph-count="64" meta:word-count="1217" meta:character-count="6760" meta:non-whitespace-character-count="5651"/>
  </office:meta>
</office:document-meta>
</file>